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officeooo:rsid="0006e91b" officeooo:paragraph-rsid="0006e91b"/>
    </style:style>
    <style:style style:name="P2" style:family="paragraph" style:parent-style-name="Standard">
      <style:text-properties officeooo:rsid="0006e91b" officeooo:paragraph-rsid="0006e91b"/>
    </style:style>
    <style:style style:name="P3" style:family="paragraph" style:parent-style-name="Standard">
      <style:text-properties fo:color="#c9211e" loext:opacity="100%" officeooo:rsid="0008cbc5" officeooo:paragraph-rsid="0008cbc5"/>
    </style:style>
    <style:style style:name="P4" style:family="paragraph" style:parent-style-name="Standard">
      <style:text-properties officeooo:rsid="0008cbc5" officeooo:paragraph-rsid="0008cbc5"/>
    </style:style>
    <style:style style:name="T1" style:family="text">
      <style:text-properties officeooo:rsid="0008cb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Questions for Task 3</text:p>
      <text:p text:style-name="P2"/>
      <text:p text:style-name="P2">* Why is a Stack suitable for managing discharge records?</text:p>
      <text:p text:style-name="P2"/>
      <text:p text:style-name="P2">- ) Because a <text:span text:style-name="T1">S</text:span>tack adheres to the Last in first out (LIFO) principle, it is appropriate for many administrative and medical workflows. When the most recent processed record needs to be accessed or audited first, this is especially helpful. For example, the Stack offers instant O(1) access to the most recent entry if an administrator needs to reverse a discharge or examine the most recent patient activity to make sure paperwork was filed correctly. In essence, it makes a history with the most recent event at the top.</text:p>
      <text:p text:style-name="P2"/>
      <text:p text:style-name="P2">* What would happen if you replaced it with a Queue? Discuss BigO comparisons.</text:p>
      <text:p text:style-name="P2"/>
      <text:p text:style-name="P2">- ) <text:s/>When implemented using a LinkedList, both data structures provide highly effective performance for their main operations</text:p>
      <text:p text:style-name="P2"/>
      <text:p text:style-name="P2">For both, the functional result is different, but the time complexity stays O(1).</text:p>
      <text:p text:style-name="P2">PrintStack() shows records in chronological order. The same operation would display records in a queue in order of oldest to newest.</text:p>
      <text:p text:style-name="P2"/>
      <text:p text:style-name="P2">Performance wouldn’t be negatively impacted by switching from a <text:span text:style-name="T1">S</text:span>tack to a <text:span text:style-name="T1">Q</text:span>ueue, but <text:span text:style-name="T1">the</text:span> data’s priority would be drastically altered. <text:span text:style-name="T1">The Stack is still the best option if <text:s/>the objective is to always handle the latest discharge first.</text:span></text:p>
      <text:p text:style-name="P3"/>
      <text:p text:style-name="P3">Output of The Test Scenario</text:p>
      <text:p text:style-name="P4"/>
      <text:p text:style-name="P4">There are no records.</text:p>
      <text:p text:style-name="P4">Records (Top &gt; Bottom): * Patient's ID: 105, Discharge Time: 1400 * -&gt; </text:p>
      <text:p text:style-name="P4">* Patient's ID: 104, Discharge Time: 1300 * -&gt; </text:p>
      <text:p text:style-name="P4">* Patient's ID: 103, Discharge Time: 1200 * -&gt; </text:p>
      <text:p text:style-name="P4">* Patient's ID: 102, Discharge Time: 1100 * -&gt; </text:p>
      <text:p text:style-name="P4">* Patient's ID: 101, Discharge Time: 1000 *</text:p>
      <text:p text:style-name="P4">Records (Top &gt; Bottom): * Patient's ID: 103, Discharge Time: 1200 * -&gt; </text:p>
      <text:p text:style-name="P4">* Patient's ID: 102, Discharge Time: 1100 * -&gt; </text:p>
      <text:p text:style-name="P4">* Patient's ID: 101, Discharge Time: 1000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4T19:14:40.803355287</meta:creation-date>
    <dc:date>2025-12-27T15:24:20.020711382</dc:date>
    <meta:editing-duration>PT14M20S</meta:editing-duration>
    <meta:editing-cycles>3</meta:editing-cycles>
    <meta:generator>LibreOffice/25.8.4.2$Linux_X86_64 LibreOffice_project/580$Build-2</meta:generator>
    <meta:document-statistic meta:table-count="0" meta:image-count="0" meta:object-count="0" meta:page-count="1" meta:paragraph-count="18" meta:word-count="296" meta:character-count="1724" meta:non-whitespace-character-count="1438"/>
  </office:meta>
</office:document-meta>
</file>